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115cm" style:use-optimal-column-width="false"/>
    </style:style>
    <style:style style:name="co2" style:family="table-column">
      <style:table-column-properties style:column-width="77.383cm" style:use-optimal-column-width="false"/>
    </style:style>
    <style:style style:name="ro1" style:family="table-row">
      <style:table-row-properties style:row-height="20.743cm" style:use-optimal-row-height="false"/>
    </style:style>
    <style:style style:name="ro2" style:family="table-row">
      <style:table-row-properties style:row-height="20.745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9.497cm" svg:height="124.45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نہ بھول کر بھی کبھی تم کسی کی بات کرو<text:line-break/>علی کا ذکر کرو، بس علی کی بات کرو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علی کے نقشِ قدم کا میں ذکر کرتا ہوں<text:line-break/>تم اُس کے ساتھ ہی دوشِ نبیؐ کی بات کرو<text:span text:style-name="T1"><text:line-break/></text:span><text:span text:style-name="T1"/></text:p>
              </table:table-cell>
              <table:table-cell>
                <text:p text:style-name="P1">کسی کا نفس، کسی کا وصی، کسی کا ولی<text:line-break/>یہ سب صفات ہوں جس میں، اُسی کی بات کرو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سرِ نیاز جھکا دو علیؑ کی چوکھٹ پر<text:line-break/>غرور و ناز سے پھر بندگی کی بات کرو<text:span text:style-name="T1"><text:line-break/></text:span><text:span text:style-name="T1"/></text:p>
              </table:table-cell>
              <table:table-cell>
                <text:p text:style-name="P1">یہ ذکر ذکرِ نبیؐ ہے، یہی ہے ذکرِ خدا<text:line-break/>علی کے ہوتے ہوئے کیوں کسی کی بات کرو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ازل سے ساقیِ کوثر سے ہوں میں وابستہ<text:line-break/>نہ میرے آگے کسی تشنگی کی بات کرو<text:span text:style-name="T1"><text:line-break/></text:span><text:span text:style-name="T1"/></text:p>
              </table:table-cell>
              <table:table-cell>
                <text:p text:style-name="P1">سمجھ میں آ نہ سکے گا کبھی علیؑ کا مقام<text:line-break/>نہ اس طرح کبھی دیوانگی کی بات کرو<text:span text:style-name="T1"><text:line-break/></text:span><text:span text:style-name="T1"/></text:p>
              </table:table-cell>
            </table:table-row>
            <table:table-row table:style-name="ro1" table:default-cell-style-name="ce3">
              <table:table-cell>
                <text:p text:style-name="P1">ہے وقت نزع کا بالی پہ آئے ہیں مولا<text:line-break/>کہاں کی موت، بس اب زندگی کی بات کرو<text:span text:style-name="T1"><text:line-break/></text:span><text:span text:style-name="T1"/></text:p>
              </table:table-cell>
              <table:table-cell>
                <text:p text:style-name="P1">لحد میں میری اندھیرا ہو غیر ممکن ہے<text:line-break/>جہاں علیؑ ہوں وہاں روشنی کی بات کرو<text:span text:style-name="T1"><text:line-break/></text:span><text:span text:style-name="T1"/></text:p>
              </table:table-cell>
            </table:table-row>
            <table:table-row table:style-name="ro2" table:default-cell-style-name="ce3">
              <table:table-cell>
                <text:p text:style-name="P1">بوقتِ نزع کہوں گا میں مومنوں سے سعیدؔ<text:line-break/>نکل رہا ہے میرا دم، علیؑ کی بات کرو<text:span text:style-name="T1"><text:line-break/></text:span><text:span text:style-name="T1"/></text:p>
              </table:table-cell>
              <table:table-cell>
                <text:p text:style-name="P1">فرشتوں کیسا سوال و جواب تربت میں<text:line-break/>اب آ گئے ہو تو بیٹھو علیؑ کی بات کرو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9.504cm" fo:page-height="124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3T07:58:44.208695100</meta:creation-date>
    <dc:date>2026-01-27T17:11:07.155151100</dc:date>
    <meta:editing-duration>PT3M52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